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28835f" officeooo:paragraph-rsid="0028835f"/>
    </style:style>
    <style:style style:name="P2" style:family="paragraph" style:parent-style-name="Standard">
      <style:text-properties fo:language="fr" fo:country="FR" officeooo:rsid="0025acb7" officeooo:paragraph-rsid="0028835f"/>
    </style:style>
    <style:style style:name="P3" style:family="paragraph" style:parent-style-name="Standard">
      <style:text-properties fo:language="fr" fo:country="FR" officeooo:rsid="000e6b1f" officeooo:paragraph-rsid="000e6b1f"/>
    </style:style>
    <style:style style:name="P4" style:family="paragraph" style:parent-style-name="Standard">
      <style:text-properties fo:language="fr" fo:country="FR" officeooo:rsid="000e6b1f" officeooo:paragraph-rsid="0028835f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officeooo:rsid="000e6b1f" officeooo:paragraph-rsid="000e6b1f" style:font-weight-asian="bold" style:font-weight-complex="bold"/>
    </style:style>
    <style:style style:name="P6" style:family="paragraph" style:parent-style-name="Standard">
      <style:text-properties fo:language="fr" fo:country="FR" fo:font-weight="bold" officeooo:rsid="000e6b1f" officeooo:paragraph-rsid="002a613e" style:font-weight-asian="bold" style:font-weight-complex="bold"/>
    </style:style>
    <style:style style:name="P7" style:family="paragraph" style:parent-style-name="Standard">
      <style:text-properties officeooo:rsid="000e72b1" officeooo:paragraph-rsid="0028835f"/>
    </style:style>
    <style:style style:name="P8" style:family="paragraph" style:parent-style-name="Standard">
      <style:text-properties fo:color="#ff0000" loext:opacity="100%" fo:language="fr" fo:country="FR" fo:font-weight="bold" officeooo:rsid="00491837" officeooo:paragraph-rsid="0028835f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1887f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18fd38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1d4a3d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691471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6c1455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6cac08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6f3a37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6f7647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173c7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30e74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50832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59ec6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72784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850e4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31560f" officeooo:paragraph-rsid="00785a4f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23bc7f" officeooo:paragraph-rsid="0023bc7f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23bc7f" officeooo:paragraph-rsid="00831748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officeooo:rsid="009e95ee" officeooo:paragraph-rsid="00aff67d" style:font-size-asian="12pt" style:font-size-complex="12pt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officeooo:rsid="009e95ee" officeooo:paragraph-rsid="00b4f9bf" style:font-size-asian="12pt" style:font-size-complex="12pt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officeooo:rsid="009e95ee" officeooo:paragraph-rsid="00b64ac2" style:font-size-asian="12pt" style:font-size-complex="12pt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fo:font-weight="bold" officeooo:rsid="00c57898" officeooo:paragraph-rsid="00c5b14d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3465a4" loext:opacity="100%" fo:font-size="12pt" fo:language="fr" fo:country="FR" style:text-underline-style="none" fo:font-weight="bold" officeooo:rsid="0031560f" officeooo:paragraph-rsid="001887f2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3465a4" loext:opacity="100%" fo:font-size="12pt" fo:language="fr" fo:country="FR" style:text-underline-style="none" fo:font-weight="normal" officeooo:rsid="0031560f" officeooo:paragraph-rsid="0061f134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3465a4" loext:opacity="100%" fo:font-size="12pt" fo:language="fr" fo:country="FR" style:text-underline-style="none" fo:font-weight="normal" officeooo:rsid="0031560f" officeooo:paragraph-rsid="0063bfcb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fo:font-size="12pt" fo:language="fr" fo:country="FR" style:text-underline-style="none" fo:font-weight="normal" officeooo:rsid="0031560f" officeooo:paragraph-rsid="0063bfcb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fo:font-size="12pt" fo:language="fr" fo:country="FR" style:text-underline-style="none" fo:font-weight="normal" officeooo:rsid="0031560f" officeooo:paragraph-rsid="006423f9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fo:font-size="12pt" fo:language="fr" fo:country="FR" style:text-underline-style="none" fo:font-weight="normal" officeooo:rsid="0031560f" officeooo:paragraph-rsid="00759ec6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fo:font-size="12pt" fo:language="fr" fo:country="FR" style:text-underline-style="none" fo:font-weight="normal" officeooo:rsid="0031560f" officeooo:paragraph-rsid="00785a4f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normal" officeooo:rsid="0023bc7f" officeooo:paragraph-rsid="0023bc7f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normal" officeooo:rsid="0023bc7f" officeooo:paragraph-rsid="0087365e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normal" officeooo:rsid="0023bc7f" officeooo:paragraph-rsid="008883c2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normal" officeooo:rsid="0023bc7f" officeooo:paragraph-rsid="008a4e28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normal" officeooo:rsid="0023bc7f" officeooo:paragraph-rsid="00902d17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normal" officeooo:rsid="0023bc7f" officeooo:paragraph-rsid="00969ed9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9cdf2" officeooo:paragraph-rsid="009d3849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9cdf2" officeooo:paragraph-rsid="009e95ee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9cdf2" officeooo:paragraph-rsid="009ebf92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9cdf2" officeooo:paragraph-rsid="009fcd3e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9cdf2" officeooo:paragraph-rsid="00a41aaf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e95ee" officeooo:paragraph-rsid="00a60ae8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e95ee" officeooo:paragraph-rsid="00aeb7b3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FreeMono" fo:font-size="12pt" fo:language="fr" fo:country="FR" style:text-underline-style="none" fo:font-weight="bold" officeooo:rsid="009e95ee" officeooo:paragraph-rsid="00aff67d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officeooo:rsid="00b64ac2" officeooo:paragraph-rsid="00b64ac2" style:font-size-asian="12pt" style:font-size-complex="12pt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officeooo:rsid="00b972ec" officeooo:paragraph-rsid="00b972ec" style:font-size-asian="12pt" style:font-size-complex="12pt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officeooo:rsid="00bb1fb9" officeooo:paragraph-rsid="00bb1fb9" style:font-size-asian="12pt" style:font-size-complex="12pt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officeooo:rsid="00bb1fb9" officeooo:paragraph-rsid="00bb9edb" style:font-size-asian="12pt" style:font-size-complex="12pt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officeooo:rsid="00bb1fb9" officeooo:paragraph-rsid="00c5b14d" style:font-size-asian="12pt" style:font-size-complex="12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officeooo:rsid="00bb9edb" officeooo:paragraph-rsid="00bb9edb" style:font-size-asian="12pt" style:font-size-complex="12pt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fo:font-weight="bold" officeooo:rsid="00bb1fb9" officeooo:paragraph-rsid="00c5b14d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fo:font-weight="bold" officeooo:rsid="00c52121" officeooo:paragraph-rsid="00c5b14d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FreeMono" fo:language="fr" fo:country="FR" officeooo:rsid="000e6b1f" officeooo:paragraph-rsid="002a613e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bold" officeooo:rsid="007f0afb" officeooo:paragraph-rsid="0023bc7f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language="fr" fo:country="FR" style:text-underline-style="none" fo:font-weight="normal" officeooo:rsid="00831748" officeooo:paragraph-rsid="00831748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normal" officeooo:rsid="00969ed9" officeooo:paragraph-rsid="0023bc7f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normal" officeooo:rsid="009d3849" officeooo:paragraph-rsid="009d3849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normal" officeooo:rsid="009e95ee" officeooo:paragraph-rsid="00a41aaf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normal" officeooo:rsid="009e95ee" officeooo:paragraph-rsid="009ebf92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normal" officeooo:rsid="009e95ee" officeooo:paragraph-rsid="009e95ee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normal" officeooo:rsid="00a60ae8" officeooo:paragraph-rsid="00a60ae8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style:text-underline-style="none" fo:font-weight="bold" officeooo:rsid="00969ed9" officeooo:paragraph-rsid="00977ad9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fr" fo:country="FR" fo:font-weight="bold" officeooo:rsid="00c52121" officeooo:paragraph-rsid="00d0034d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acfca0" officeooo:paragraph-rsid="00aeb7b3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b1c2ca" officeooo:paragraph-rsid="00aff67d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b972ec" officeooo:paragraph-rsid="00b972ec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ba650e" officeooo:paragraph-rsid="00b972ec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bb1fb9" officeooo:paragraph-rsid="00bb1fb9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bb9edb" officeooo:paragraph-rsid="00bb1fb9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bf5d36" officeooo:paragraph-rsid="00c2bdc7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c2bdc7" officeooo:paragraph-rsid="00c2bdc7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c52121" officeooo:paragraph-rsid="00c5b14d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normal" officeooo:rsid="00c57898" officeooo:paragraph-rsid="00c5b14d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bold" officeooo:rsid="00ba650e" officeooo:paragraph-rsid="00bb9edb" style:font-size-asian="12pt" style:font-weight-asian="bold" style:font-size-complex="12pt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11111" loext:opacity="100%" style:font-name="Liberation Serif" fo:font-size="12pt" fo:language="fr" fo:country="FR" style:text-underline-style="none" fo:font-weight="bold" officeooo:rsid="00c2bdc7" officeooo:paragraph-rsid="00c52121" style:font-size-asian="12pt" style:font-weight-asian="bold" style:font-size-complex="12pt" style:font-weight-complex="bold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officeooo:rsid="006719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d0a7c" style:font-weight-asian="bold" style:font-weight-complex="bold"/>
    </style:style>
    <style:style style:name="T5" style:family="text">
      <style:text-properties fo:font-weight="bold" officeooo:rsid="0063bfcb" style:font-weight-asian="bold" style:font-weight-complex="bold"/>
    </style:style>
    <style:style style:name="T6" style:family="text">
      <style:text-properties fo:font-weight="bold" officeooo:rsid="00691471" style:font-weight-asian="bold" style:font-weight-complex="bold"/>
    </style:style>
    <style:style style:name="T7" style:family="text">
      <style:text-properties fo:font-weight="bold" officeooo:rsid="006c1455" style:font-weight-asian="bold" style:font-weight-complex="bold"/>
    </style:style>
    <style:style style:name="T8" style:family="text">
      <style:text-properties fo:font-weight="bold" officeooo:rsid="007173c7" style:font-weight-asian="bold" style:font-weight-complex="bold"/>
    </style:style>
    <style:style style:name="T9" style:family="text">
      <style:text-properties fo:font-weight="bold" officeooo:rsid="00730e74" style:font-weight-asian="bold" style:font-weight-complex="bold"/>
    </style:style>
    <style:style style:name="T10" style:family="text">
      <style:text-properties fo:font-weight="bold" officeooo:rsid="00750832" style:font-weight-asian="bold" style:font-weight-complex="bold"/>
    </style:style>
    <style:style style:name="T11" style:family="text">
      <style:text-properties fo:font-weight="bold" officeooo:rsid="00772784" style:font-weight-asian="bold" style:font-weight-complex="bold"/>
    </style:style>
    <style:style style:name="T12" style:family="text">
      <style:text-properties fo:font-weight="bold" officeooo:rsid="007850e4" style:font-weight-asian="bold" style:font-weight-complex="bold"/>
    </style:style>
    <style:style style:name="T13" style:family="text">
      <style:text-properties fo:font-weight="bold" officeooo:rsid="00785a4f" style:font-weight-asian="bold" style:font-weight-complex="bold"/>
    </style:style>
    <style:style style:name="T14" style:family="text">
      <style:text-properties fo:font-weight="bold" officeooo:rsid="00759ec6" style:font-weight-asian="bold" style:font-weight-complex="bold"/>
    </style:style>
    <style:style style:name="T15" style:family="text">
      <style:text-properties fo:font-weight="bold" officeooo:rsid="007f0afb" style:font-weight-asian="bold" style:font-weight-complex="bold"/>
    </style:style>
    <style:style style:name="T16" style:family="text">
      <style:text-properties fo:font-weight="bold" officeooo:rsid="00831748" style:font-weight-asian="bold" style:font-weight-complex="bold"/>
    </style:style>
    <style:style style:name="T17" style:family="text">
      <style:text-properties fo:color="#3faf46" loext:opacity="100%"/>
    </style:style>
    <style:style style:name="T18" style:family="text">
      <style:text-properties fo:color="#3faf46" loext:opacity="100%" officeooo:rsid="0018fd38"/>
    </style:style>
    <style:style style:name="T19" style:family="text">
      <style:text-properties fo:color="#3faf46" loext:opacity="100%" officeooo:rsid="00750832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officeooo:rsid="001ba718"/>
    </style:style>
    <style:style style:name="T22" style:family="text">
      <style:text-properties fo:color="#ff0000" loext:opacity="100%" officeooo:rsid="00671983"/>
    </style:style>
    <style:style style:name="T23" style:family="text">
      <style:text-properties fo:color="#ff0000" loext:opacity="100%" officeooo:rsid="006c1455"/>
    </style:style>
    <style:style style:name="T24" style:family="text">
      <style:text-properties fo:color="#ff0000" loext:opacity="100%" officeooo:rsid="00759ec6"/>
    </style:style>
    <style:style style:name="T25" style:family="text">
      <style:text-properties fo:color="#ff0000" loext:opacity="100%" officeooo:rsid="0079f502"/>
    </style:style>
    <style:style style:name="T26" style:family="text">
      <style:text-properties officeooo:rsid="003bff33"/>
    </style:style>
    <style:style style:name="T27" style:family="text">
      <style:text-properties officeooo:rsid="003e8918"/>
    </style:style>
    <style:style style:name="T28" style:family="text">
      <style:text-properties fo:color="#111111" loext:opacity="100%"/>
    </style:style>
    <style:style style:name="T29" style:family="text">
      <style:text-properties fo:color="#111111" loext:opacity="100%" fo:font-weight="bold" style:font-weight-asian="bold" style:font-weight-complex="bold"/>
    </style:style>
    <style:style style:name="T30" style:family="text">
      <style:text-properties fo:color="#111111" loext:opacity="100%" fo:font-weight="bold" officeooo:rsid="0061f134" style:font-weight-asian="bold" style:font-weight-complex="bold"/>
    </style:style>
    <style:style style:name="T31" style:family="text">
      <style:text-properties fo:color="#111111" loext:opacity="100%" fo:font-weight="bold" officeooo:rsid="0063bfcb" style:font-weight-asian="bold" style:font-weight-complex="bold"/>
    </style:style>
    <style:style style:name="T32" style:family="text">
      <style:text-properties fo:color="#111111" loext:opacity="100%" fo:font-weight="bold" officeooo:rsid="00691471" style:font-weight-asian="bold" style:font-weight-complex="bold"/>
    </style:style>
    <style:style style:name="T33" style:family="text">
      <style:text-properties fo:color="#111111" loext:opacity="100%" fo:font-weight="bold" officeooo:rsid="00785a4f" style:font-weight-asian="bold" style:font-weight-complex="bold"/>
    </style:style>
    <style:style style:name="T34" style:family="text">
      <style:text-properties fo:color="#111111" loext:opacity="100%" officeooo:rsid="001bb433"/>
    </style:style>
    <style:style style:name="T35" style:family="text">
      <style:text-properties fo:color="#111111" loext:opacity="100%" officeooo:rsid="0061f134"/>
    </style:style>
    <style:style style:name="T36" style:family="text">
      <style:text-properties fo:color="#111111" loext:opacity="100%" officeooo:rsid="0063bfcb"/>
    </style:style>
    <style:style style:name="T37" style:family="text">
      <style:text-properties fo:color="#111111" loext:opacity="100%" officeooo:rsid="00691471"/>
    </style:style>
    <style:style style:name="T38" style:family="text">
      <style:text-properties fo:color="#111111" loext:opacity="100%" officeooo:rsid="00730e74"/>
    </style:style>
    <style:style style:name="T39" style:family="text">
      <style:text-properties fo:color="#111111" loext:opacity="100%" officeooo:rsid="001d4a3d"/>
    </style:style>
    <style:style style:name="T40" style:family="text">
      <style:text-properties fo:color="#111111" loext:opacity="100%" officeooo:rsid="006c1455"/>
    </style:style>
    <style:style style:name="T41" style:family="text">
      <style:text-properties fo:color="#111111" loext:opacity="100%" officeooo:rsid="00785a4f"/>
    </style:style>
    <style:style style:name="T42" style:family="text">
      <style:text-properties fo:color="#111111" loext:opacity="100%" style:font-name="Liberation Serif"/>
    </style:style>
    <style:style style:name="T43" style:family="text">
      <style:text-properties fo:color="#111111" loext:opacity="100%" style:font-name="Liberation Serif" fo:font-weight="normal" style:font-weight-asian="normal" style:font-weight-complex="normal"/>
    </style:style>
    <style:style style:name="T44" style:family="text">
      <style:text-properties fo:color="#111111" loext:opacity="100%" style:font-name="Liberation Serif" fo:font-weight="normal" officeooo:rsid="00a60ae8" style:font-weight-asian="normal" style:font-weight-complex="normal"/>
    </style:style>
    <style:style style:name="T45" style:family="text">
      <style:text-properties fo:color="#111111" loext:opacity="100%" style:font-name="Liberation Serif" fo:font-weight="normal" officeooo:rsid="00acfca0" style:font-weight-asian="normal" style:font-weight-complex="normal"/>
    </style:style>
    <style:style style:name="T46" style:family="text">
      <style:text-properties fo:color="#111111" loext:opacity="100%" style:font-name="Liberation Serif" fo:font-weight="normal" officeooo:rsid="00aff67d" style:font-weight-asian="normal" style:font-weight-complex="normal"/>
    </style:style>
    <style:style style:name="T47" style:family="text">
      <style:text-properties fo:color="#111111" loext:opacity="100%" style:font-name="Liberation Serif" fo:font-weight="normal" officeooo:rsid="00b19767" style:font-weight-asian="normal" style:font-weight-complex="normal"/>
    </style:style>
    <style:style style:name="T48" style:family="text">
      <style:text-properties fo:color="#111111" loext:opacity="100%" style:font-name="Liberation Serif" fo:font-weight="normal" officeooo:rsid="00b1c2ca" style:font-weight-asian="normal" style:font-weight-complex="normal"/>
    </style:style>
    <style:style style:name="T49" style:family="text">
      <style:text-properties fo:color="#111111" loext:opacity="100%" style:font-name="Liberation Serif" fo:font-weight="normal" officeooo:rsid="00b4f4dd" style:font-weight-asian="normal" style:font-weight-complex="normal"/>
    </style:style>
    <style:style style:name="T50" style:family="text">
      <style:text-properties fo:color="#111111" loext:opacity="100%" style:font-name="Liberation Serif" fo:font-weight="normal" officeooo:rsid="00cd9f8a" style:font-weight-asian="normal" style:font-weight-complex="normal"/>
    </style:style>
    <style:style style:name="T51" style:family="text">
      <style:text-properties fo:color="#111111" loext:opacity="100%" style:font-name="Liberation Serif" officeooo:rsid="00aff67d"/>
    </style:style>
    <style:style style:name="T52" style:family="text">
      <style:text-properties fo:color="#111111" loext:opacity="100%" style:font-name="Liberation Serif" style:text-underline-style="none"/>
    </style:style>
    <style:style style:name="T53" style:family="text">
      <style:text-properties fo:color="#111111" loext:opacity="100%" style:font-name="Liberation Serif" style:text-underline-style="none" fo:font-weight="normal" style:font-weight-asian="normal" style:font-weight-complex="normal"/>
    </style:style>
    <style:style style:name="T54" style:family="text">
      <style:text-properties fo:color="#111111" loext:opacity="100%" style:font-name="Liberation Serif" style:text-underline-style="none" fo:font-weight="normal" officeooo:rsid="00b1c2ca" style:font-weight-asian="normal" style:font-weight-complex="normal"/>
    </style:style>
    <style:style style:name="T55" style:family="text">
      <style:text-properties fo:color="#111111" loext:opacity="100%" style:font-name="Liberation Serif" style:text-underline-style="none" fo:font-weight="normal" officeooo:rsid="00b4f9bf" style:font-weight-asian="normal" style:font-weight-complex="normal"/>
    </style:style>
    <style:style style:name="T56" style:family="text">
      <style:text-properties fo:color="#111111" loext:opacity="100%" style:font-name="Liberation Serif" style:text-underline-style="none" fo:font-weight="normal" officeooo:rsid="00b64ac2" style:font-weight-asian="normal" style:font-weight-complex="normal"/>
    </style:style>
    <style:style style:name="T57" style:family="text">
      <style:text-properties fo:color="#111111" loext:opacity="100%" style:font-name="Liberation Serif" style:text-underline-style="none" fo:font-weight="normal" officeooo:rsid="00c5b14d" style:font-weight-asian="normal" style:font-weight-complex="normal"/>
    </style:style>
    <style:style style:name="T58" style:family="text">
      <style:text-properties fo:color="#111111" loext:opacity="100%" style:font-name="Liberation Serif" style:text-underline-style="none" fo:font-weight="normal" officeooo:rsid="00cf8108" style:font-weight-asian="normal" style:font-weight-complex="normal"/>
    </style:style>
    <style:style style:name="T59" style:family="text">
      <style:text-properties fo:color="#111111" loext:opacity="100%" style:font-name="Liberation Serif" style:text-underline-style="none" fo:font-weight="bold" officeooo:rsid="00b4f9bf" style:font-weight-asian="bold" style:font-weight-complex="bold"/>
    </style:style>
    <style:style style:name="T60" style:family="text">
      <style:text-properties fo:color="#111111" loext:opacity="100%" style:font-name="Liberation Serif" officeooo:rsid="00acfca0"/>
    </style:style>
    <style:style style:name="T61" style:family="text">
      <style:text-properties fo:color="#111111" loext:opacity="100%" fo:font-weight="normal" officeooo:rsid="00aff67d" style:font-weight-asian="normal" style:font-weight-complex="normal"/>
    </style:style>
    <style:style style:name="T62" style:family="text">
      <style:text-properties fo:color="#111111" loext:opacity="100%" fo:font-weight="normal" officeooo:rsid="00b19767" style:font-weight-asian="normal" style:font-weight-complex="normal"/>
    </style:style>
    <style:style style:name="T63" style:family="text">
      <style:text-properties fo:color="#111111" loext:opacity="100%" style:font-name="FreeMono" style:text-underline-style="none" fo:font-weight="normal" officeooo:rsid="00b4f9bf" style:font-weight-asian="normal" style:font-weight-complex="normal"/>
    </style:style>
    <style:style style:name="T64" style:family="text">
      <style:text-properties fo:color="#111111" loext:opacity="100%" style:text-underline-style="none" fo:font-weight="normal" style:font-weight-asian="normal" style:font-weight-complex="normal"/>
    </style:style>
    <style:style style:name="T65" style:family="text">
      <style:text-properties fo:color="#111111" loext:opacity="100%" style:text-underline-style="none" fo:font-weight="normal" officeooo:rsid="00b4f9bf" style:font-weight-asian="normal" style:font-weight-complex="normal"/>
    </style:style>
    <style:style style:name="T66" style:family="text">
      <style:text-properties fo:color="#111111" loext:opacity="100%" style:text-underline-style="none" fo:font-weight="normal" officeooo:rsid="00ba650e" style:font-weight-asian="normal" style:font-weight-complex="normal"/>
    </style:style>
    <style:style style:name="T67" style:family="text">
      <style:text-properties fo:color="#111111" loext:opacity="100%" style:text-underline-style="none" fo:font-weight="normal" officeooo:rsid="00bb1fb9" style:font-weight-asian="normal" style:font-weight-complex="normal"/>
    </style:style>
    <style:style style:name="T68" style:family="text">
      <style:text-properties fo:color="#111111" loext:opacity="100%" style:text-underline-style="none" fo:font-weight="normal" officeooo:rsid="00bb9edb" style:font-weight-asian="normal" style:font-weight-complex="normal"/>
    </style:style>
    <style:style style:name="T69" style:family="text">
      <style:text-properties fo:color="#111111" loext:opacity="100%" style:text-underline-style="none" fo:font-weight="normal" officeooo:rsid="00bd8e54" style:font-weight-asian="normal" style:font-weight-complex="normal"/>
    </style:style>
    <style:style style:name="T70" style:family="text">
      <style:text-properties fo:color="#111111" loext:opacity="100%" style:text-underline-style="none" fo:font-weight="normal" officeooo:rsid="00beac39" style:font-weight-asian="normal" style:font-weight-complex="normal"/>
    </style:style>
    <style:style style:name="T71" style:family="text">
      <style:text-properties fo:color="#111111" loext:opacity="100%" style:text-underline-style="none" fo:font-weight="normal" officeooo:rsid="00bf5d36" style:font-weight-asian="normal" style:font-weight-complex="normal"/>
    </style:style>
    <style:style style:name="T72" style:family="text">
      <style:text-properties fo:color="#111111" loext:opacity="100%" style:text-underline-style="none" fo:font-weight="normal" officeooo:rsid="00c0e42f" style:font-weight-asian="normal" style:font-weight-complex="normal"/>
    </style:style>
    <style:style style:name="T73" style:family="text">
      <style:text-properties fo:color="#111111" loext:opacity="100%" style:text-underline-style="none" fo:font-weight="normal" officeooo:rsid="00c0fcbc" style:font-weight-asian="normal" style:font-weight-complex="normal"/>
    </style:style>
    <style:style style:name="T74" style:family="text">
      <style:text-properties fo:color="#111111" loext:opacity="100%" style:text-underline-style="none" fo:font-weight="normal" officeooo:rsid="00c36257" style:font-weight-asian="normal" style:font-weight-complex="normal"/>
    </style:style>
    <style:style style:name="T75" style:family="text">
      <style:text-properties fo:color="#111111" loext:opacity="100%" style:text-underline-style="none" fo:font-weight="normal" officeooo:rsid="00c57898" style:font-weight-asian="normal" style:font-weight-complex="normal"/>
    </style:style>
    <style:style style:name="T76" style:family="text">
      <style:text-properties fo:color="#111111" loext:opacity="100%" style:text-underline-style="none" fo:font-weight="normal" officeooo:rsid="00c5b14d" style:font-weight-asian="normal" style:font-weight-complex="normal"/>
    </style:style>
    <style:style style:name="T77" style:family="text">
      <style:text-properties fo:color="#111111" loext:opacity="100%" style:text-underline-style="none" fo:font-weight="normal" officeooo:rsid="00c879d2" style:font-weight-asian="normal" style:font-weight-complex="normal"/>
    </style:style>
    <style:style style:name="T78" style:family="text">
      <style:text-properties fo:color="#111111" loext:opacity="100%" style:text-underline-style="none" fo:font-weight="normal" officeooo:rsid="00cbd8d4" style:font-weight-asian="normal" style:font-weight-complex="normal"/>
    </style:style>
    <style:style style:name="T79" style:family="text">
      <style:text-properties fo:color="#111111" loext:opacity="100%" style:text-underline-style="none" fo:font-weight="normal" officeooo:rsid="00cf8108" style:font-weight-asian="normal" style:font-weight-complex="normal"/>
    </style:style>
    <style:style style:name="T80" style:family="text">
      <style:text-properties fo:color="#111111" loext:opacity="100%" style:text-underline-style="none" fo:font-weight="normal" officeooo:rsid="00d0034d" style:font-weight-asian="normal" style:font-weight-complex="normal"/>
    </style:style>
    <style:style style:name="T81" style:family="text">
      <style:text-properties fo:color="#111111" loext:opacity="100%" style:text-underline-style="none" fo:font-weight="bold" style:font-weight-asian="bold" style:font-weight-complex="bold"/>
    </style:style>
    <style:style style:name="T82" style:family="text">
      <style:text-properties fo:color="#111111" loext:opacity="100%" style:text-underline-style="none" fo:font-weight="bold" officeooo:rsid="00bb9edb" style:font-weight-asian="bold" style:font-weight-complex="bold"/>
    </style:style>
    <style:style style:name="T83" style:family="text">
      <style:text-properties fo:color="#111111" loext:opacity="100%" style:text-underline-style="none" fo:font-weight="bold" officeooo:rsid="00c9df6c" style:font-weight-asian="bold" style:font-weight-complex="bold"/>
    </style:style>
    <style:style style:name="T84" style:family="text">
      <style:text-properties fo:color="#111111" loext:opacity="100%" style:text-underline-style="none" officeooo:rsid="00bb9edb"/>
    </style:style>
    <style:style style:name="T85" style:family="text">
      <style:text-properties fo:color="#111111" loext:opacity="100%" style:text-underline-style="none" officeooo:rsid="00c57898"/>
    </style:style>
    <style:style style:name="T86" style:family="text">
      <style:text-properties officeooo:rsid="003a7b00"/>
    </style:style>
    <style:style style:name="T87" style:family="text">
      <style:text-properties officeooo:rsid="0018fd38"/>
    </style:style>
    <style:style style:name="T88" style:family="text">
      <style:text-properties officeooo:rsid="001ae957"/>
    </style:style>
    <style:style style:name="T89" style:family="text">
      <style:text-properties officeooo:rsid="001d4a3d"/>
    </style:style>
    <style:style style:name="T90" style:family="text">
      <style:text-properties officeooo:rsid="001ff524"/>
    </style:style>
    <style:style style:name="T91" style:family="text">
      <style:text-properties officeooo:rsid="0021c759"/>
    </style:style>
    <style:style style:name="T9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fo:color="#3465a4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4" style:family="text">
      <style:text-properties fo:color="#3465a4" loext:opacity="100%" fo:font-size="20pt" fo:language="fr" fo:country="FR" style:text-underline-style="solid" style:text-underline-width="auto" style:text-underline-color="font-color" fo:font-weight="bold" officeooo:rsid="0060e925" style:font-size-asian="20pt" style:font-weight-asian="bold" style:font-size-complex="20pt" style:font-weight-complex="bold"/>
    </style:style>
    <style:style style:name="T9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fo:color="#c9211e" loext:opacity="100%" style:text-underline-style="solid" style:text-underline-width="auto" style:text-underline-color="font-color" fo:font-weight="bold" officeooo:rsid="0028835f" style:font-weight-asian="bold" style:font-weight-complex="bold"/>
    </style:style>
    <style:style style:name="T97" style:family="text">
      <style:text-properties officeooo:rsid="000e72b1"/>
    </style:style>
    <style:style style:name="T98" style:family="text">
      <style:text-properties style:font-name="FreeMono"/>
    </style:style>
    <style:style style:name="T99" style:family="text">
      <style:text-properties style:font-name="FreeMono" fo:font-weight="bold" style:font-weight-asian="bold" style:font-weight-complex="bold"/>
    </style:style>
    <style:style style:name="T100" style:family="text">
      <style:text-properties officeooo:rsid="0061f134"/>
    </style:style>
    <style:style style:name="T101" style:family="text">
      <style:text-properties fo:font-weight="normal" officeooo:rsid="009ebf92" style:font-weight-asian="normal" style:font-weight-complex="normal"/>
    </style:style>
    <style:style style:name="T102" style:family="text">
      <style:text-properties fo:font-weight="normal" officeooo:rsid="00a13fb9" style:font-weight-asian="normal" style:font-weight-complex="normal"/>
    </style:style>
    <style:style style:name="T103" style:family="text">
      <style:text-properties fo:font-weight="normal" officeooo:rsid="00a60ae8" style:font-weight-asian="normal" style:font-weight-complex="normal"/>
    </style:style>
    <style:style style:name="T104" style:family="text">
      <style:text-properties officeooo:rsid="0063bfcb"/>
    </style:style>
    <style:style style:name="T105" style:family="text">
      <style:text-properties officeooo:rsid="006423f9"/>
    </style:style>
    <style:style style:name="T106" style:family="text">
      <style:text-properties officeooo:rsid="00671983"/>
    </style:style>
    <style:style style:name="T107" style:family="text">
      <style:text-properties officeooo:rsid="00691471"/>
    </style:style>
    <style:style style:name="T108" style:family="text">
      <style:text-properties officeooo:rsid="006a80f3"/>
    </style:style>
    <style:style style:name="T109" style:family="text">
      <style:text-properties officeooo:rsid="006c1455"/>
    </style:style>
    <style:style style:name="T110" style:family="text">
      <style:text-properties officeooo:rsid="006cac08"/>
    </style:style>
    <style:style style:name="T111" style:family="text">
      <style:text-properties officeooo:rsid="006d3cb7"/>
    </style:style>
    <style:style style:name="T112" style:family="text">
      <style:text-properties officeooo:rsid="006f3a37"/>
    </style:style>
    <style:style style:name="T113" style:family="text">
      <style:text-properties officeooo:rsid="007173c7"/>
    </style:style>
    <style:style style:name="T114" style:family="text">
      <style:text-properties fo:color="#ff4000" loext:opacity="100%"/>
    </style:style>
    <style:style style:name="T115" style:family="text">
      <style:text-properties fo:color="#ff4000" loext:opacity="100%" officeooo:rsid="007173c7"/>
    </style:style>
    <style:style style:name="T116" style:family="text">
      <style:text-properties officeooo:rsid="00730e74"/>
    </style:style>
    <style:style style:name="T117" style:family="text">
      <style:text-properties officeooo:rsid="00750832"/>
    </style:style>
    <style:style style:name="T118" style:family="text">
      <style:text-properties officeooo:rsid="00759ec6"/>
    </style:style>
    <style:style style:name="T119" style:family="text">
      <style:text-properties officeooo:rsid="00772784"/>
    </style:style>
    <style:style style:name="T120" style:family="text">
      <style:text-properties officeooo:rsid="007850e4"/>
    </style:style>
    <style:style style:name="T121" style:family="text">
      <style:text-properties officeooo:rsid="00785a4f"/>
    </style:style>
    <style:style style:name="T122" style:family="text">
      <style:text-properties fo:color="#069a2e" loext:opacity="100%" officeooo:rsid="00750832"/>
    </style:style>
    <style:style style:name="T123" style:family="text">
      <style:text-properties fo:color="#069a2e" loext:opacity="100%" officeooo:rsid="006c1455"/>
    </style:style>
    <style:style style:name="T124" style:family="text">
      <style:text-properties fo:color="#069a2e" loext:opacity="100%" officeooo:rsid="00785a4f"/>
    </style:style>
    <style:style style:name="T125" style:family="text">
      <style:text-properties fo:color="#069a2e" loext:opacity="100%" officeooo:rsid="0018fd38"/>
    </style:style>
    <style:style style:name="T126" style:family="text">
      <style:text-properties fo:color="#069a2e" loext:opacity="100%" style:font-name="Liberation Serif" fo:font-weight="normal" officeooo:rsid="00a60ae8" style:font-weight-asian="normal" style:font-weight-complex="normal"/>
    </style:style>
    <style:style style:name="T127" style:family="text">
      <style:text-properties fo:color="#069a2e" loext:opacity="100%" style:font-name="Liberation Serif" fo:font-weight="normal" officeooo:rsid="00a9fefa" style:font-weight-asian="normal" style:font-weight-complex="normal"/>
    </style:style>
    <style:style style:name="T128" style:family="text">
      <style:text-properties officeooo:rsid="00831748"/>
    </style:style>
    <style:style style:name="T129" style:family="text">
      <style:text-properties officeooo:rsid="008450d5"/>
    </style:style>
    <style:style style:name="T130" style:family="text">
      <style:text-properties style:font-name="Liberation Serif"/>
    </style:style>
    <style:style style:name="T131" style:family="text">
      <style:text-properties style:font-name="Liberation Serif" officeooo:rsid="00831748"/>
    </style:style>
    <style:style style:name="T132" style:family="text">
      <style:text-properties style:font-name="Liberation Serif" officeooo:rsid="008450d5"/>
    </style:style>
    <style:style style:name="T133" style:family="text">
      <style:text-properties style:font-name="Liberation Serif" officeooo:rsid="0087365e"/>
    </style:style>
    <style:style style:name="T134" style:family="text">
      <style:text-properties style:font-name="Liberation Serif" officeooo:rsid="00886e12"/>
    </style:style>
    <style:style style:name="T135" style:family="text">
      <style:text-properties style:font-name="Liberation Serif" officeooo:rsid="008883c2"/>
    </style:style>
    <style:style style:name="T136" style:family="text">
      <style:text-properties style:font-name="Liberation Serif" officeooo:rsid="008a4e28"/>
    </style:style>
    <style:style style:name="T137" style:family="text">
      <style:text-properties style:font-name="Liberation Serif" officeooo:rsid="008b0752"/>
    </style:style>
    <style:style style:name="T138" style:family="text">
      <style:text-properties style:font-name="Liberation Serif" officeooo:rsid="008eb446"/>
    </style:style>
    <style:style style:name="T139" style:family="text">
      <style:text-properties style:font-name="Liberation Serif" officeooo:rsid="00902d17"/>
    </style:style>
    <style:style style:name="T140" style:family="text">
      <style:text-properties style:font-name="Liberation Serif" officeooo:rsid="0090bdfe"/>
    </style:style>
    <style:style style:name="T141" style:family="text">
      <style:text-properties style:font-name="Liberation Serif" officeooo:rsid="009219d5"/>
    </style:style>
    <style:style style:name="T142" style:family="text">
      <style:text-properties style:font-name="Liberation Serif" officeooo:rsid="00936ee3"/>
    </style:style>
    <style:style style:name="T143" style:family="text">
      <style:text-properties style:font-name="Liberation Serif" officeooo:rsid="009553c7"/>
    </style:style>
    <style:style style:name="T144" style:family="text">
      <style:text-properties style:font-name="Liberation Serif" officeooo:rsid="00969ed9"/>
    </style:style>
    <style:style style:name="T145" style:family="text">
      <style:text-properties style:font-name="Liberation Serif" fo:font-weight="normal" style:font-weight-asian="normal" style:font-weight-complex="normal"/>
    </style:style>
    <style:style style:name="T146" style:family="text">
      <style:text-properties style:font-name="Liberation Serif" fo:font-weight="normal" officeooo:rsid="009b99d2" style:font-weight-asian="normal" style:font-weight-complex="normal"/>
    </style:style>
    <style:style style:name="T147" style:family="text">
      <style:text-properties style:font-name="Liberation Serif" fo:font-weight="normal" officeooo:rsid="009d3849" style:font-weight-asian="normal" style:font-weight-complex="normal"/>
    </style:style>
    <style:style style:name="T148" style:family="text">
      <style:text-properties style:font-name="Liberation Serif" fo:font-weight="normal" officeooo:rsid="009e95ee" style:font-weight-asian="normal" style:font-weight-complex="normal"/>
    </style:style>
    <style:style style:name="T149" style:family="text">
      <style:text-properties style:font-name="Liberation Serif" fo:font-weight="normal" officeooo:rsid="009ebf92" style:font-weight-asian="normal" style:font-weight-complex="normal"/>
    </style:style>
    <style:style style:name="T150" style:family="text">
      <style:text-properties style:font-name="Liberation Serif" fo:font-weight="normal" officeooo:rsid="009fcd3e" style:font-weight-asian="normal" style:font-weight-complex="normal"/>
    </style:style>
    <style:style style:name="T151" style:family="text">
      <style:text-properties style:font-name="Liberation Serif" fo:font-weight="normal" officeooo:rsid="00a13fb9" style:font-weight-asian="normal" style:font-weight-complex="normal"/>
    </style:style>
    <style:style style:name="T152" style:family="text">
      <style:text-properties style:font-name="Liberation Serif" fo:font-weight="normal" officeooo:rsid="00a29cd2" style:font-weight-asian="normal" style:font-weight-complex="normal"/>
    </style:style>
    <style:style style:name="T153" style:family="text">
      <style:text-properties style:font-name="Liberation Serif" fo:font-weight="normal" officeooo:rsid="00a41aaf" style:font-weight-asian="normal" style:font-weight-complex="normal"/>
    </style:style>
    <style:style style:name="T154" style:family="text">
      <style:text-properties style:font-name="Liberation Serif" fo:font-weight="normal" officeooo:rsid="00a60ae8" style:font-weight-asian="normal" style:font-weight-complex="normal"/>
    </style:style>
    <style:style style:name="T155" style:family="text">
      <style:text-properties style:font-name="Liberation Serif" fo:font-weight="normal" officeooo:rsid="00a71e7d" style:font-weight-asian="normal" style:font-weight-complex="normal"/>
    </style:style>
    <style:style style:name="T156" style:family="text">
      <style:text-properties style:font-name="Liberation Serif" fo:font-weight="normal" officeooo:rsid="00a73204" style:font-weight-asian="normal" style:font-weight-complex="normal"/>
    </style:style>
    <style:style style:name="T157" style:family="text">
      <style:text-properties style:font-name="Liberation Serif" fo:font-weight="normal" officeooo:rsid="00a8ab1d" style:font-weight-asian="normal" style:font-weight-complex="normal"/>
    </style:style>
    <style:style style:name="T158" style:family="text">
      <style:text-properties style:font-name="Liberation Serif" fo:font-weight="normal" officeooo:rsid="00a9fefa" style:font-weight-asian="normal" style:font-weight-complex="normal"/>
    </style:style>
    <style:style style:name="T159" style:family="text">
      <style:text-properties style:font-name="Liberation Serif" fo:font-weight="normal" officeooo:rsid="00b37f86" style:font-weight-asian="normal" style:font-weight-complex="normal"/>
    </style:style>
    <style:style style:name="T160" style:family="text">
      <style:text-properties style:font-name="Liberation Serif" fo:font-weight="normal" officeooo:rsid="00cd9f8a" style:font-weight-asian="normal" style:font-weight-complex="normal"/>
    </style:style>
    <style:style style:name="T161" style:family="text">
      <style:text-properties style:font-name="Liberation Serif" officeooo:rsid="009d3849"/>
    </style:style>
    <style:style style:name="T162" style:family="text">
      <style:text-properties style:font-name="Liberation Serif" officeooo:rsid="009e95ee"/>
    </style:style>
    <style:style style:name="T163" style:family="text">
      <style:text-properties style:font-name="Liberation Serif" officeooo:rsid="00a60ae8"/>
    </style:style>
    <style:style style:name="T164" style:family="text">
      <style:text-properties style:font-name="Liberation Serif" officeooo:rsid="00cd9f8a"/>
    </style:style>
    <style:style style:name="T165" style:family="text">
      <style:text-properties officeooo:rsid="0087365e"/>
    </style:style>
    <style:style style:name="T166" style:family="text">
      <style:text-properties officeooo:rsid="00902d17"/>
    </style:style>
    <style:style style:name="T167" style:family="text">
      <style:text-properties officeooo:rsid="0097ae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3">Rapport </text:span><text:span text:style-name="T94">final</text:span> <text:s text:c="11"/></text:p>
      <text:p text:style-name="P7"/>
      <text:p text:style-name="P1"><text:span text:style-name="T95">Projet :</text:span><text:span text:style-name="T97"> </text:span><text:s/>LeJeuLoto</text:p>
      <text:p text:style-name="P8"/>
      <text:p text:style-name="P2"><text:span text:style-name="T92">Auteur </text:span>: KOMBEDE Kokou </text:p>
      <text:p text:style-name="P3"/>
      <text:p text:style-name="P5">Membres du binône </text:p>
      <text:p text:style-name="P3"/>
      <text:p text:style-name="P3">- KOMBEDE Kokou</text:p>
      <text:p text:style-name="P3">- HALIT Dounia </text:p>
      <text:p text:style-name="P3"/>
      <text:p text:style-name="P4"><text:span text:style-name="T96">Réponse aux questions</text:span> </text:p>
      <text:p text:style-name="P3"/>
      <text:p text:style-name="P6">1- </text:p>
      <text:p text:style-name="P59"/>
      <text:p text:style-name="P30">jFrame</text:p>
      <text:p text:style-name="P31"><text:s text:c="3"/><text:span text:style-name="T28">|__</text:span><text:span text:style-name="T30">JMenuBar </text:span><text:span text:style-name="T35">jMenuBar1</text:span></text:p>
      <text:p text:style-name="P32"><text:span text:style-name="T35"><text:s text:c="12"/></text:span><text:span text:style-name="T28">|__</text:span><text:span text:style-name="T31">JMenu</text:span><text:span text:style-name="T36"> <text:s/>Ajout</text:span></text:p>
      <text:p text:style-name="P33"><text:span text:style-name="T104"><text:s text:c="21"/></text:span>|__<text:span text:style-name="T5">JMenuItem </text:span><text:span text:style-name="T104"><text:s/>joueur</text:span></text:p>
      <text:p text:style-name="P33"><text:span text:style-name="T104"><text:tab/>| <text:s text:c="7"/>|</text:span>__<text:span text:style-name="T5">JMenuItem </text:span><text:span text:style-name="T104"><text:s/>Lot</text:span></text:p>
      <text:p text:style-name="P33"><text:span text:style-name="T100"><text:s text:c="12"/></text:span>|__<text:span text:style-name="T5">JMenu</text:span><text:span text:style-name="T104"> <text:s/>Action</text:span></text:p>
      <text:p text:style-name="P33"><text:bookmark-start text:name="__DdeLink__4419_3335263842"/><text:span text:style-name="T104"><text:s text:c="21"/></text:span>|__<text:span text:style-name="T5">JMenuItem </text:span><text:span text:style-name="T104"><text:s/>optionJeu</text:span></text:p>
      <text:p text:style-name="P33"><text:span text:style-name="T104"><text:tab/> <text:s text:c="8"/>|__</text:span><text:span text:style-name="T5">JMenuItem</text:span><text:span text:style-name="T104"> <text:s/>acherterLot</text:span><text:bookmark-end text:name="__DdeLink__4419_3335263842"/><text:span text:style-name="T104">s</text:span></text:p>
      <text:p text:style-name="P33"><text:span text:style-name="T104"><text:s text:c="21"/></text:span>|__<text:span text:style-name="T5">JMenuItem </text:span><text:span text:style-name="T104"><text:s/>acheterCartes</text:span></text:p>
      <text:p text:style-name="P33"><text:span text:style-name="T104"><text:s text:c="2"/></text:span><text:span text:style-name="T105">|</text:span><text:span text:style-name="T104"> <text:s text:c="17"/>|__</text:span><text:span text:style-name="T5">JMenuItem</text:span><text:span text:style-name="T104"> <text:s/>demarrer</text:span></text:p>
      <text:p text:style-name="P34"><text:span text:style-name="T104"><text:s text:c="2"/></text:span><text:span text:style-name="T105">|</text:span><text:span text:style-name="T104"> </text:span><text:span text:style-name="T105">|</text:span><text:span text:style-name="T104"> <text:s text:c="15"/></text:span>|__<text:span text:style-name="T5">JMenuItem </text:span><text:span text:style-name="T104"><text:s/>continuer</text:span></text:p>
      <text:p text:style-name="P33"><text:span text:style-name="T104"><text:s text:c="2"/></text:span><text:span text:style-name="T105">|</text:span><text:span text:style-name="T104"> </text:span><text:span text:style-name="T105">|</text:span><text:span text:style-name="T104"> <text:s text:c="15"/>|__</text:span><text:span text:style-name="T5">JMenuItem </text:span><text:span text:style-name="T104"><text:s/>recommencer</text:span></text:p>
      <text:p text:style-name="P9"><text:bookmark-start text:name="__DdeLink__4422_3335263842"/><text:s text:c="2"/>| |__<text:span text:style-name="T1">BorderLayout</text:span></text:p>
      <text:p text:style-name="P9"><text:s text:c="2"/>|____ <text:span text:style-name="T3">JPanel</text:span> <text:span text:style-name="T88">nor</text:span><text:span text:style-name="T105">d</text:span> (<text:span text:style-name="T3">NORTH</text:span>)<text:bookmark-end text:name="__DdeLink__4422_3335263842"/></text:p>
      <text:p text:style-name="P9"><text:s text:c="8"/><text:tab/> | <text:bookmark-start text:name="__DdeLink__4414_3335263842"/>|__<text:span text:style-name="T1">FlowLayout</text:span><text:bookmark-end text:name="__DdeLink__4414_3335263842"/></text:p>
      <text:p text:style-name="P9"><text:s text:c="2"/>| <text:s text:c="5"/><text:tab/> |____<text:span text:style-name="T3">jLabel</text:span> jLabel1 <text:span text:style-name="T17">"Voici les <text:s/>cartes dont vous disposez</text:span><text:span text:style-name="T18"> </text:span><text:span text:style-name="T17">"</text:span> <text:s text:c="5"/></text:p>
      <text:p text:style-name="P9"><text:s text:c="2"/>| <text:s text:c="6"/></text:p>
      <text:p text:style-name="P10"><text:s text:c="2"/>|__<text:span text:style-name="T3">JPanel</text:span> <text:span text:style-name="T87">centre</text:span> (<text:span text:style-name="T3">CENTER</text:span>)</text:p>
      <text:p text:style-name="P9"><text:s text:c="10"/>| |__<text:span text:style-name="T2">BorderLayout</text:span></text:p>
      <text:p text:style-name="P9"><text:s text:c="2"/><text:span text:style-name="T26">|</text:span> <text:s text:c="6"/>|____<text:span text:style-name="T3">jPanel</text:span> <text:span text:style-name="T106">LesCartons (CENTER)</text:span></text:p>
      <text:p text:style-name="P9"><text:s text:c="2"/><text:span text:style-name="T26">|</text:span> <text:s text:c="22"/>| |</text:p>
      <text:p text:style-name="P9"><text:s text:c="2"/><text:span text:style-name="T26">|</text:span> <text:s text:c="6"/><text:span text:style-name="T27">|</text:span> <text:s text:c="3"/><text:span text:style-name="T20"><text:s text:c="7"/></text:span><text:span text:style-name="T28"><text:s text:c="4"/>| |__</text:span><text:span text:style-name="T20">GridLayout(</text:span><text:span text:style-name="T21">4</text:span><text:span text:style-name="T20">,</text:span><text:span text:style-name="T22">2</text:span><text:span text:style-name="T20">)</text:span></text:p>
      <text:p text:style-name="P9"><text:s text:c="2"/><text:span text:style-name="T86">|</text:span> <text:s text:c="6"/><text:span text:style-name="T86">|</text:span> <text:s text:c="14"/>|___<text:span text:style-name="T3">j</text:span><text:span text:style-name="T6">Panel <text:s/></text:span>j<text:span text:style-name="T107">Panel1</text:span> <text:s text:c="2"/></text:p>
      <text:p text:style-name="P9"><text:s text:c="2"/>| <text:s text:c="6"/>| <text:s text:c="5"/></text:p>
      <text:p text:style-name="P12"><text:s text:c="2"/>| <text:s text:c="6"/>| <text:s text:c="13"/><text:span text:style-name="T28"><text:s/>|___</text:span><text:span text:style-name="T29">j</text:span><text:span text:style-name="T32">Panel </text:span><text:span text:style-name="T28"><text:s/>j</text:span><text:span text:style-name="T37">Panel</text:span><text:span text:style-name="T34">2 <text:s/></text:span></text:p>
      <text:p text:style-name="P9"><text:s text:c="2"/>| <text:s text:c="6"/>| <text:s text:c="6"/></text:p>
      <text:p text:style-name="P12"><text:span text:style-name="T28"><text:s text:c="2"/>| <text:s text:c="6"/>| <text:s text:c="14"/>|___</text:span><text:span text:style-name="T29">j</text:span><text:span text:style-name="T32">Panel </text:span><text:span text:style-name="T28"><text:s/>j</text:span><text:span text:style-name="T37">Panel</text:span><text:span text:style-name="T34">3 </text:span><text:span text:style-name="T17"><text:s text:c="4"/></text:span></text:p>
      <text:p text:style-name="P12"><text:s text:c="2"/><text:span text:style-name="T167">| <text:s text:c="6"/>|</text:span></text:p>
      <text:p text:style-name="P9"><text:s text:c="2"/>| <text:s text:c="6"/>| <text:s text:c="7"/><text:span text:style-name="T28"><text:s text:c="7"/>|___</text:span><text:span text:style-name="T29">j</text:span><text:span text:style-name="T32">Panel </text:span><text:span text:style-name="T28"><text:s/>j</text:span><text:span text:style-name="T37">Panel</text:span><text:span text:style-name="T28">4</text:span><text:span text:style-name="T17"> <text:s/></text:span></text:p>
      <text:p text:style-name="P12"><text:s text:c="2"/><text:span text:style-name="T107">| <text:s text:c="6"/>|</text:span></text:p>
      <text:p text:style-name="P12"><text:s text:c="2"/><text:span text:style-name="T86">|</text:span> <text:s text:c="6"/><text:span text:style-name="T86">|</text:span> <text:s text:c="14"/>|___<text:span text:style-name="T3">j</text:span><text:span text:style-name="T6">Panel <text:s/></text:span>j<text:span text:style-name="T107">Panel5</text:span> </text:p>
      <text:p text:style-name="P12"><text:s text:c="2"/>| <text:s text:c="6"/>| <text:s text:c="5"/></text:p>
      <text:p text:style-name="P12"><text:s text:c="2"/>| <text:s text:c="6"/>| <text:s text:c="13"/><text:span text:style-name="T28"><text:s/>|___</text:span><text:span text:style-name="T29">j</text:span><text:span text:style-name="T32">Panel </text:span><text:span text:style-name="T28"><text:s/>j</text:span><text:span text:style-name="T37">Panel6</text:span><text:span text:style-name="T34"> <text:s/></text:span></text:p>
      <text:p text:style-name="P12"><text:s text:c="2"/>| <text:s text:c="6"/>| <text:s text:c="6"/></text:p>
      <text:p text:style-name="P12"><text:span text:style-name="T28"><text:s text:c="2"/>| <text:s text:c="6"/>| <text:s text:c="14"/>|___</text:span><text:span text:style-name="T29">j</text:span><text:span text:style-name="T32">Panel </text:span><text:span text:style-name="T28"><text:s/>j</text:span><text:span text:style-name="T37">Panel7</text:span><text:span text:style-name="T34"> </text:span><text:span text:style-name="T17"><text:s text:c="2"/></text:span></text:p>
      <text:p text:style-name="P12"><text:s text:c="2"/>| <text:s text:c="6"/>| <text:s text:c="7"/></text:p>
      <text:p text:style-name="P12"><text:span text:style-name="T28"><text:s text:c="2"/>| <text:s text:c="6"/>| <text:s text:c="14"/>|___</text:span><text:span text:style-name="T29">j</text:span><text:span text:style-name="T32">Panel </text:span><text:span text:style-name="T28"><text:s/>j</text:span><text:span text:style-name="T37">Panel8</text:span><text:span text:style-name="T17"> <text:s/></text:span></text:p>
      <text:p text:style-name="P9"><text:s text:c="2"/>| <text:s text:c="6"/>| <text:s text:c="9"/></text:p>
      <text:p text:style-name="P9"><text:soft-page-break/><text:s text:c="2"/>| <text:s text:c="6"/>| <text:s text:c="22"/></text:p>
      <text:p text:style-name="P9"><text:s text:c="2"/>| <text:s text:c="6"/>| </text:p>
      <text:p text:style-name="P9"><text:s text:c="2"/>| <text:s text:c="6"/>|__<text:span text:style-name="T3">jPanel</text:span> <text:span text:style-name="T108">droite (EAST)</text:span></text:p>
      <text:p text:style-name="P9"><text:s text:c="2"/>| <text:s text:c="12"/>| |</text:p>
      <text:p text:style-name="P9"><text:s text:c="2"/>| <text:s text:c="12"/>| |__<text:span text:style-name="T20">GridLayout(</text:span><text:span text:style-name="T23">4</text:span><text:span text:style-name="T20">,1)</text:span></text:p>
      <text:p text:style-name="P15"><text:s text:c="2"/><text:span text:style-name="T109">| <text:s text:c="6"/></text:span><text:span text:style-name="T112">|</text:span><text:span text:style-name="T109"> </text:span><text:s text:c="4"/><text:span text:style-name="T89">|</text:span>____ <text:span text:style-name="T3">J</text:span><text:span text:style-name="T7">button </text:span><text:span text:style-name="T109">joueur1</text:span> </text:p>
      <text:p text:style-name="P15"><text:s text:c="2"/><text:span text:style-name="T109">| <text:s text:c="6"/></text:span><text:span text:style-name="T112">|</text:span><text:span text:style-name="T109"> </text:span><text:s text:c="4"/>| <text:tab/> <text:s text:c="9"/></text:p>
      <text:p text:style-name="P15"><text:s text:c="2"/><text:span text:style-name="T109">| <text:s text:c="6"/></text:span><text:span text:style-name="T112">|</text:span><text:span text:style-name="T109"> </text:span><text:s text:c="4"/><text:span text:style-name="T89">|</text:span>____ <text:span text:style-name="T3">J</text:span><text:span text:style-name="T7">button </text:span><text:span text:style-name="T109">joueur2</text:span> </text:p>
      <text:p text:style-name="P13"><text:s text:c="2"/><text:span text:style-name="T109">| <text:s text:c="6"/></text:span><text:span text:style-name="T112">|</text:span><text:span text:style-name="T109"> <text:s text:c="4"/>|</text:span></text:p>
      <text:p text:style-name="P13"><text:span text:style-name="T90"><text:s text:c="2"/>| <text:s text:c="6"/></text:span><text:span text:style-name="T110">| </text:span><text:s text:c="4"/><text:span text:style-name="T89">|</text:span>____ <text:span text:style-name="T3">J</text:span><text:span text:style-name="T7">button </text:span><text:span text:style-name="T109">joueur3</text:span></text:p>
      <text:p text:style-name="P11"><text:s text:c="2"/><text:span text:style-name="T90">|</text:span> <text:s text:c="6"/><text:span text:style-name="T110">|</text:span> <text:s text:c="4"/><text:span text:style-name="T90">|</text:span></text:p>
      <text:p text:style-name="P13"><text:s text:c="2"/><text:span text:style-name="T90">| <text:s text:c="6"/></text:span><text:span text:style-name="T110">|</text:span> <text:s text:c="4"/>|____ <text:span text:style-name="T3">J</text:span><text:span text:style-name="T7">button </text:span><text:span text:style-name="T109">joueur4</text:span></text:p>
      <text:p text:style-name="P16"><text:span text:style-name="T109"><text:s text:c="2"/>| <text:s text:c="6"/></text:span><text:span text:style-name="T112">|</text:span><text:span text:style-name="T109"> </text:span></text:p>
      <text:p text:style-name="P13"><text:s text:c="2"/><text:span text:style-name="T110">| <text:s text:c="6"/>|</text:span></text:p>
      <text:p text:style-name="P14"><text:s text:c="2"/>| <text:s text:c="6"/>|__<text:span text:style-name="T3">jPanel</text:span> <text:span text:style-name="T111">sud</text:span><text:span text:style-name="T113">c</text:span><text:span text:style-name="T108"> (</text:span><text:span text:style-name="T111">SOUTH</text:span><text:span text:style-name="T108">)</text:span></text:p>
      <text:p text:style-name="P17"><text:s text:c="2"/>| <text:s text:c="12"/>| |</text:p>
      <text:p text:style-name="P17"><text:s text:c="2"/>| <text:s text:c="12"/>| |__<text:span text:style-name="T115">Flow</text:span><text:span text:style-name="T114">Layout</text:span></text:p>
      <text:p text:style-name="P17"><text:s text:c="2"/><text:span text:style-name="T113">| <text:s text:c="11"/></text:span><text:s/><text:bookmark-start text:name="__DdeLink__2696_36386366241"/>|____<text:span text:style-name="T3">J</text:span><text:span text:style-name="T8">label <text:s/></text:span><text:span text:style-name="T113">cadeau</text:span><text:span text:style-name="T91"> </text:span><text:s/><text:span text:style-name="T17">""</text:span><text:bookmark-end text:name="__DdeLink__2696_36386366241"/></text:p>
      <text:p text:style-name="P11"><text:s text:c="2"/>| <text:s text:c="23"/></text:p>
      <text:p text:style-name="P9"><text:s text:c="2"/>| <text:s text:c="8"/></text:p>
      <text:p text:style-name="P9"><text:s text:c="2"/>|____ <text:span text:style-name="T3">JPanel</text:span> <text:span text:style-name="T88">su</text:span><text:span text:style-name="T105">d</text:span> (<text:span text:style-name="T3">SOUTH</text:span>)</text:p>
      <text:p text:style-name="P9"><text:s text:c="16"/>| |</text:p>
      <text:p text:style-name="P18"><text:s text:c="16"/>| |__<text:span text:style-name="T2">BorderLayout</text:span></text:p>
      <text:p text:style-name="P18"><text:s text:c="16"/>|____<text:span text:style-name="T3">jPanel</text:span> <text:span text:style-name="T116">sNord </text:span><text:span text:style-name="T106">(</text:span><text:span text:style-name="T116">NORTH</text:span><text:span text:style-name="T106">)</text:span></text:p>
      <text:p text:style-name="P18"><text:tab/><text:tab/>| |</text:p>
      <text:p text:style-name="P18"><text:s text:c="16"/><text:tab/><text:bookmark-start text:name="__DdeLink__4442_3335263842"/>| |_<text:bookmark-end text:name="__DdeLink__4442_3335263842"/>_<text:span text:style-name="T20">GridLayout(</text:span><text:span text:style-name="T24">1</text:span><text:span text:style-name="T20">,</text:span><text:span text:style-name="T24">2</text:span><text:span text:style-name="T20">)</text:span></text:p>
      <text:p text:style-name="P18"><text:s text:c="3"/><text:span text:style-name="T109"><text:s text:c="13"/><text:tab/>|</text:span></text:p>
      <text:p text:style-name="P19"><text:span text:style-name="T90"><text:s text:c="11"/></text:span><text:span text:style-name="T110"><text:s/></text:span><text:s text:c="4"/><text:span text:style-name="T116">|</text:span><text:tab/><text:span text:style-name="T89">|</text:span>____ <text:span text:style-name="T3">J</text:span><text:span text:style-name="T10">Label</text:span><text:span text:style-name="T7"> </text:span><text:span text:style-name="T117">historique <text:s/></text:span><text:span text:style-name="T17">"</text:span><text:span text:style-name="T19">Historique du tirage des boules</text:span><text:span text:style-name="T18"> </text:span><text:span text:style-name="T17">"</text:span> <text:s/></text:p>
      <text:p text:style-name="P18"><text:s text:c="16"/><text:span text:style-name="T116">|</text:span><text:tab/><text:span text:style-name="T90">|</text:span></text:p>
      <text:p text:style-name="P19"><text:s text:c="3"/><text:span text:style-name="T90"><text:s text:c="8"/></text:span><text:s text:c="5"/><text:span text:style-name="T116">|</text:span><text:tab/>|____ <text:span text:style-name="T3">J</text:span><text:span text:style-name="T10">Label</text:span><text:span text:style-name="T7"> </text:span><text:span text:style-name="T117">optionChoisie </text:span><text:span text:style-name="T10"><text:s/></text:span><text:span text:style-name="T17">"</text:span><text:span text:style-name="T18"> </text:span><text:span text:style-name="T17">"</text:span></text:p>
      <text:p text:style-name="P18"><text:s text:c="16"/><text:span text:style-name="T116">|</text:span></text:p>
      <text:p text:style-name="P9"><text:s text:c="15"/><text:bookmark-start text:name="__DdeLink__4436_3335263842"/><text:s/><text:bookmark-start text:name="__DdeLink__2696_3638636624"/>|____<text:span text:style-name="T3">J</text:span><text:span text:style-name="T9">panel </text:span><text:s/><text:span text:style-name="T116">sSud</text:span><text:span text:style-name="T91"> </text:span><text:span text:style-name="T28"><text:s/></text:span><text:bookmark-end text:name="__DdeLink__4436_3335263842"/><text:bookmark-end text:name="__DdeLink__2696_3638636624"/><text:span text:style-name="T38">(SOUTH)</text:span></text:p>
      <text:p text:style-name="P18"><text:span text:style-name="T38"><text:tab/><text:tab/></text:span><text:span text:style-name="T28">| |</text:span></text:p>
      <text:p text:style-name="P20"><text:s text:c="16"/><text:tab/><text:bookmark-start text:name="__DdeLink__4442_33352638421"/><text:span text:style-name="T28">| |_</text:span><text:bookmark-end text:name="__DdeLink__4442_33352638421"/><text:span text:style-name="T28">_</text:span><text:span text:style-name="T20">GridLayout(</text:span><text:span text:style-name="T24">1</text:span><text:span text:style-name="T20">,</text:span><text:span text:style-name="T24">2</text:span><text:span text:style-name="T20">)</text:span></text:p>
      <text:p text:style-name="P20"><text:s text:c="24"/><text:span text:style-name="T118">|__</text:span><text:span text:style-name="T14">JPanel </text:span><text:span text:style-name="T118"><text:s/>affHistq</text:span></text:p>
      <text:p text:style-name="P20"><text:span text:style-name="T20"><text:tab/><text:tab/><text:tab/></text:span><text:bookmark-start text:name="__DdeLink__4442_333526384211"/><text:span text:style-name="T28">| |_</text:span><text:bookmark-end text:name="__DdeLink__4442_333526384211"/><text:span text:style-name="T28">_</text:span><text:span text:style-name="T20">GridLayout(</text:span><text:span text:style-name="T24">1</text:span><text:span text:style-name="T20">,</text:span><text:span text:style-name="T24">2</text:span><text:span text:style-name="T20">)</text:span></text:p>
      <text:p text:style-name="P22"><text:span text:style-name="T89"><text:tab/><text:tab/><text:tab/>|</text:span>____ <text:span text:style-name="T3">J</text:span><text:span text:style-name="T11">Scroll</text:span><text:span text:style-name="T3">Pan</text:span> <text:span text:style-name="T7"><text:s/></text:span><text:span text:style-name="T109"><text:s/></text:span>J<text:span text:style-name="T119">Scroll</text:span>Pan<text:span text:style-name="T120">2</text:span></text:p>
      <text:p text:style-name="P21"><text:s text:c="3"/><text:span text:style-name="T109"><text:s text:c="9"/></text:span><text:s text:c="4"/><text:tab/><text:tab/><text:tab/> <text:bookmark-start text:name="__DdeLink__4456_3335263842"/><text:span text:style-name="T89">|</text:span>____ <text:span text:style-name="T3">J</text:span><text:span text:style-name="T12">TextArea</text:span><text:span text:style-name="T7"> </text:span><text:bookmark-end text:name="__DdeLink__4456_3335263842"/><text:span text:style-name="T120">historiqueTir</text:span> </text:p>
      <text:p text:style-name="P18"><text:s text:c="3"/><text:span text:style-name="T109"><text:s text:c="9"/></text:span><text:s text:c="4"/><text:tab/><text:tab/>| <text:tab/> <text:s text:c="9"/></text:p>
      <text:p text:style-name="P21"><text:s text:c="3"/><text:span text:style-name="T109"><text:s text:c="9"/></text:span><text:s text:c="4"/><text:tab/><text:span text:style-name="T118">|</text:span><text:tab/><text:span text:style-name="T89">|</text:span>____ <text:span text:style-name="T119">J</text:span><text:span text:style-name="T3">Panel </text:span><text:s/><text:span text:style-name="T120">panLot</text:span></text:p>
      <text:p text:style-name="P18"><text:s text:c="24"/><text:span text:style-name="T118">|</text:span></text:p>
      <text:p text:style-name="P20"><text:s text:c="24"/><text:span text:style-name="T118">|__JPanel <text:s text:c="2"/>sSudPanDroit </text:span></text:p>
      <text:p text:style-name="P20"><text:span text:style-name="T20"><text:tab/><text:tab/><text:tab/></text:span><text:bookmark-start text:name="__DdeLink__4442_3335263842111"/><text:span text:style-name="T28">| |_</text:span><text:bookmark-end text:name="__DdeLink__4442_3335263842111"/><text:span text:style-name="T28">_</text:span><text:span text:style-name="T20">GridLayout(</text:span><text:span text:style-name="T24">1</text:span><text:span text:style-name="T20">,</text:span><text:span text:style-name="T25">3</text:span><text:span text:style-name="T20">)</text:span></text:p>
      <text:p text:style-name="P23"><text:s text:c="3"/><text:span text:style-name="T109"><text:s text:c="9"/></text:span><text:s text:c="4"/><text:tab/><text:tab/><text:span text:style-name="T39">|</text:span><text:span text:style-name="T28">____ </text:span><text:span text:style-name="T33">JButton</text:span><text:span text:style-name="T28"> </text:span><text:span text:style-name="T40"><text:s/></text:span><text:span text:style-name="T41">btTirage</text:span><text:span text:style-name="T28"> </text:span><text:span text:style-name="T122"><text:s/></text:span><text:span text:style-name="T123">"</text:span><text:span text:style-name="T124">Tirage</text:span><text:span text:style-name="T123">" </text:span></text:p>
      <text:p text:style-name="P35"><text:s text:c="3"/><text:span text:style-name="T109"><text:s text:c="9"/></text:span><text:s text:c="4"/><text:tab/><text:tab/>| <text:tab/> <text:s text:c="9"/></text:p>
      <text:p text:style-name="P36"><text:span text:style-name="T109"><text:s text:c="16"/><text:tab/><text:tab/></text:span><text:span text:style-name="T89">|</text:span><text:span text:style-name="T109">____ </text:span><text:span text:style-name="T7">J</text:span><text:span text:style-name="T13">Label</text:span><text:span text:style-name="T7"> <text:s/></text:span><text:span text:style-name="T121">numChoisi</text:span><text:span text:style-name="T117"> <text:s/></text:span><text:span text:style-name="T123">" " </text:span></text:p>
      <text:p text:style-name="P35"/>
      <text:p text:style-name="P36"><text:span text:style-name="T89"><text:tab/><text:tab/><text:tab/>|</text:span><text:span text:style-name="T109">____ </text:span><text:span text:style-name="T7">J</text:span><text:span text:style-name="T13">Button</text:span><text:span text:style-name="T109"> </text:span><text:span text:style-name="T121">btArreter</text:span><text:span text:style-name="T117"> </text:span><text:bookmark-start text:name="__DdeLink__4462_3335263842"/><text:span text:style-name="T122"><text:s/></text:span><text:span text:style-name="T123">"</text:span><text:span text:style-name="T124">Arreter</text:span><text:span text:style-name="T125"> </text:span><text:span text:style-name="T123">" </text:span><text:bookmark-end text:name="__DdeLink__4462_3335263842"/></text:p>
      <text:p text:style-name="P9"/>
      <text:p text:style-name="P60"/>
      <text:p text:style-name="P60"/>
      <text:p text:style-name="P60"/>
      <text:p text:style-name="P60"/>
      <text:p text:style-name="P60"><text:soft-page-break/></text:p>
      <text:p text:style-name="P24"><text:span text:style-name="T15">2</text:span><text:span text:style-name="T3">. <text:s/></text:span><text:span text:style-name="T4"><text:s/></text:span><text:span text:style-name="T15">Les attributs</text:span> :</text:p>
      <text:p text:style-name="P24"/>
      <text:p text:style-name="P25"><text:s text:c="3"/><text:span text:style-name="T99">public boolean </text:span><text:span text:style-name="T98">carteAchetee </text:span>: </text:p>
      <text:p text:style-name="P25"><text:s text:c="13"/><text:span text:style-name="T128">initialisé à true si un joueur a acheté une carte , il servira à vérifier que tout les joueurs ont</text:span></text:p>
      <text:p text:style-name="P61"><text:s text:c="13"/>une carte avant de démarrer le jeu <text:s text:c="2"/></text:p>
      <text:p text:style-name="P25"><text:s text:c="2"/><text:span text:style-name="T99">private int</text:span><text:span text:style-name="T98"> option </text:span>: </text:p>
      <text:p text:style-name="P25"><text:tab/> contien<text:span text:style-name="T129">t</text:span> l'option <text:span text:style-name="T128">courant </text:span>du jeu <text:span text:style-name="T3">1 </text:span>pour <text:span text:style-name="T3">quine</text:span>, <text:span text:style-name="T3">2</text:span> pour <text:span text:style-name="T3">double quine </text:span><text:span text:style-name="T128">et </text:span><text:span text:style-name="T16">3</text:span><text:span text:style-name="T128"> pour </text:span><text:span text:style-name="T16">carton Plein</text:span></text:p>
      <text:p text:style-name="P37"><text:s/><text:span text:style-name="T3">private int</text:span> nbCol :</text:p>
      <text:p text:style-name="P37"><text:s text:c="5"/><text:span text:style-name="T131">contien</text:span><text:span text:style-name="T132">t</text:span><text:span text:style-name="T131"> le nombre de colonne </text:span><text:span text:style-name="T132">des</text:span><text:span text:style-name="T131"> carte</text:span><text:span text:style-name="T132">s</text:span><text:span text:style-name="T131"> des joueur</text:span><text:span text:style-name="T132">s</text:span><text:span text:style-name="T128"> </text:span></text:p>
      <text:p text:style-name="P38"><text:s/><text:span text:style-name="T3">private int</text:span> nbLig :</text:p>
      <text:p text:style-name="P38"><text:s text:c="5"/><text:span text:style-name="T133">contient le nombre de ligne des cartes des joueurs</text:span><text:span text:style-name="T165"> </text:span></text:p>
      <text:p text:style-name="P37"><text:s/><text:span text:style-name="T3">private int</text:span> nbNum :</text:p>
      <text:p text:style-name="P37"><text:s text:c="5"/><text:span text:style-name="T132">conient le nombre de numéro des cartes des joueurs</text:span><text:span text:style-name="T129"> </text:span></text:p>
      <text:p text:style-name="P37"><text:s/><text:span text:style-name="T3">private LesJoueurs</text:span> LesJ :</text:p>
      <text:p text:style-name="P37"><text:s text:c="4"/><text:span text:style-name="T130"><text:s/></text:span><text:bookmark-start text:name="__DdeLink__4465_3335263842"/><text:span text:style-name="T134">contient la référence</text:span><text:span text:style-name="T133"> a</text:span><text:bookmark-end text:name="__DdeLink__4465_3335263842"/><text:span text:style-name="T133"> <text:s text:c="2"/>tout les joueurs du jeu</text:span></text:p>
      <text:p text:style-name="P37"><text:s/><text:span text:style-name="T3">private LesJoueurs</text:span> Gagnants :</text:p>
      <text:p text:style-name="P39"><text:s text:c="5"/><text:span text:style-name="T133">contient le cas échéant </text:span><text:span text:style-name="T134">la référence</text:span><text:span text:style-name="T133"> a</text:span><text:span text:style-name="T135">ux</text:span><text:span text:style-name="T133"> des joueurs gagnants</text:span></text:p>
      <text:p text:style-name="P37"><text:s/><text:span text:style-name="T3">private Joueur</text:span> gagnant :</text:p>
      <text:p text:style-name="P40"><text:s text:c="5"/><text:span text:style-name="T134">contient la référence</text:span><text:span text:style-name="T133"> a</text:span><text:span text:style-name="T136">u</text:span><text:span text:style-name="T133"> <text:s/>joueur gagnant d’une partie de jeu</text:span></text:p>
      <text:p text:style-name="P37"><text:s/><text:span text:style-name="T3">private final int</text:span> MAX <text:s/>:</text:p>
      <text:p text:style-name="P37"><text:s text:c="5"/><text:span text:style-name="T137">contient le </text:span><text:span text:style-name="T142">nombre </text:span><text:span text:style-name="T137">maximal d</text:span><text:span text:style-name="T142">e boule </text:span><text:span text:style-name="T137"><text:s/></text:span><text:span text:style-name="T139">qui <text:s/></text:span><text:span text:style-name="T142">peut être tiré</text:span><text:span text:style-name="T164">e</text:span><text:span text:style-name="T142"> et vaut </text:span><text:span text:style-name="T139"><text:s/>90</text:span></text:p>
      <text:p text:style-name="P37"><text:s/><text:span text:style-name="T3">private int</text:span> boules[] :</text:p>
      <text:p text:style-name="P37"><text:s text:c="4"/><text:span text:style-name="T130"><text:s/></text:span><text:span text:style-name="T138">est un tableau de tout les chiffres tirés </text:span><text:span text:style-name="T142">de taille MAX</text:span><text:span text:style-name="T138"> , sers à éviter de tirer l</text:span><text:span text:style-name="T143">e</text:span><text:span text:style-name="T138"> même deux fois</text:span></text:p>
      <text:p text:style-name="P41"><text:s/><text:span text:style-name="T3">private String</text:span> Nom_cadeau : </text:p>
      <text:p text:style-name="P41"><text:s text:c="5"/><text:span text:style-name="T139">contient </text:span><text:span text:style-name="T130">le nom du </text:span><text:span text:style-name="T141">lot mis en jeux </text:span><text:span text:style-name="T139">pour une partie du jeu </text:span><text:span text:style-name="T140">et </text:span><text:span text:style-name="T139"><text:s/>est </text:span><text:span text:style-name="T130"><text:s/>afficher dans </text:span></text:p>
      <text:p text:style-name="P41"><text:span text:style-name="T130"><text:s text:c="12"/>l'historique <text:s/></text:span><text:span text:style-name="T139">et la zone dédié</text:span><text:span text:style-name="T166"> </text:span></text:p>
      <text:p text:style-name="P37"><text:s/><text:span text:style-name="T3">private ListeLot </text:span>lstL;</text:p>
      <text:p text:style-name="P42"><text:s text:c="5"/><text:span text:style-name="T134">contient la référence</text:span><text:span text:style-name="T133"> </text:span><text:span text:style-name="T144"><text:s/>aux lots proposables dans le jeu </text:span></text:p>
      <text:p text:style-name="P37"><text:s/><text:span text:style-name="T3">private Lot</text:span> lotEnjeux;</text:p>
      <text:p text:style-name="P37"><text:s text:c="2"/><text:span text:style-name="T130"><text:s text:c="7"/></text:span><text:span text:style-name="T144">contient la référence au lot choisi et mis en jeu pour une partie </text:span></text:p>
      <text:p text:style-name="P62"/>
      <text:p text:style-name="P68">3.</text:p>
      <text:p text:style-name="P43"><text:span text:style-name="T144">a </text:span><text:span text:style-name="T146">Pour démarrer une <text:s/>partie de jeu </text:span><text:span text:style-name="T147"><text:s/>:</text:span></text:p>
      <text:p text:style-name="P63"/>
      <text:p text:style-name="P44"><text:span text:style-name="T147">- il fau</text:span><text:span text:style-name="T148">t créer au moins deux joueur</text:span><text:span text:style-name="T160">s </text:span><text:span text:style-name="T148">en </text:span><text:span text:style-name="T147">cliqu</text:span><text:span text:style-name="T148">ant</text:span><text:span text:style-name="T147"> sur la sous-option </text:span><text:span text:style-name="T161">joueur</text:span><text:span text:style-name="T147"> de l’option </text:span><text:span text:style-name="T161">Ajout</text:span><text:span text:style-name="T147"> qui</text:span></text:p>
      <text:p text:style-name="P46"><text:span text:style-name="T147"><text:s text:c="2"/>ouvre une boite permettant de saisir le solde et le pseudo du joueur, </text:span><text:span text:style-name="T148">d’appuy</text:span><text:span text:style-name="T160">er </text:span><text:span text:style-name="T148">sur le bouton <text:s text:c="5"/></text:span></text:p>
      <text:p text:style-name="P46"><text:span text:style-name="T148"><text:s text:c="2"/></text:span><text:span text:style-name="T162">choisir</text:span><text:span text:style-name="T148"> qui ouvre la boite permettant de choisir sa couleur préférée, d’appuy</text:span><text:span text:style-name="T160">er </text:span><text:span text:style-name="T148">su</text:span><text:span text:style-name="T160">r</text:span><text:span text:style-name="T148"> le bouton <text:s text:c="3"/></text:span></text:p>
      <text:p text:style-name="P46"><text:span text:style-name="T150"><text:s text:c="2"/></text:span><text:span text:style-name="T162">parcourir </text:span><text:span text:style-name="T148">qui ouvre la boite permettant de choisir une image sur votre machine. Après , il faudra <text:s text:c="2"/></text:span></text:p>
      <text:p text:style-name="P46"><text:span text:style-name="T148"><text:s text:c="2"/></text:span><text:span text:style-name="T162">valider</text:span><text:span text:style-name="T148"> avec le bouton dédié <text:s/></text:span></text:p>
      <text:p text:style-name="P47"><text:span text:style-name="T148"><text:tab/>* s</text:span><text:span text:style-name="T149">i</text:span><text:span text:style-name="T148"> tout</text:span><text:span text:style-name="T160">e</text:span><text:span text:style-name="T148">s les informations sont corrects <text:s/>la boite est fermé</text:span><text:span text:style-name="T160">e</text:span><text:span text:style-name="T148"> et le joueur </text:span><text:span text:style-name="T153">crée </text:span><text:span text:style-name="T148">est ajout</text:span><text:span text:style-name="T160">é</text:span><text:span text:style-name="T148"> à </text:span><text:span text:style-name="T149">la</text:span></text:p>
      <text:p text:style-name="P47"><text:span text:style-name="T149"><text:s/><text:tab/> <text:s text:c="2"/>liste des joueurs <text:s/></text:span><text:span text:style-name="T151">dans la classe </text:span><text:span text:style-name="T102">leJeuLoto</text:span><text:span text:style-name="T151"> </text:span><text:span text:style-name="T149">à travers l’attribut </text:span><text:span text:style-name="T101">LesJ</text:span><text:span text:style-name="T149"> , </text:span><text:span text:style-name="T148">l’interface <text:s/></text:span><text:span text:style-name="T149">est </text:span></text:p>
      <text:p text:style-name="P47"><text:span text:style-name="T149"><text:tab/> <text:s text:c="2"/>actualisé </text:span><text:span text:style-name="T148">avec sont non sur le bouton réserv</text:span><text:span text:style-name="T160">é </text:span><text:span text:style-name="T148">et sa couleur préférée comme background du </text:span></text:p>
      <text:p text:style-name="P64"><text:s text:c="15"/>bouton.</text:p>
      <text:p text:style-name="P45"><text:span text:style-name="T148"><text:tab/>* sinon, des messages indiquant les éventuelles erreurs sont affichés </text:span><text:span text:style-name="T152">dans les zones de saisie</text:span><text:span text:style-name="T148">.</text:span></text:p>
      <text:p text:style-name="P65"/>
      <text:p text:style-name="P66"/>
      <text:p text:style-name="P48"><text:span text:style-name="T145">- </text:span><text:span text:style-name="T157">il faut, </text:span><text:span text:style-name="T145"><text:s/>après avoir définit <text:s/></text:span><text:span text:style-name="T152">les </text:span><text:span text:style-name="T145">joueur</text:span><text:span text:style-name="T152">s </text:span><text:span text:style-name="T145"><text:s/>les acheté</text:span><text:span text:style-name="T157"> </text:span><text:span text:style-name="T145">ou moins une carte chacun en appuyant sur la</text:span></text:p>
      <text:p text:style-name="P48"><text:span text:style-name="T145"><text:s text:c="2"/></text:span><text:bookmark-start text:name="__DdeLink__4709_3335263842"/><text:span text:style-name="T145">sous-option </text:span><text:span text:style-name="T130">Acheter cartes <text:s/></text:span><text:span text:style-name="T145">de l’option </text:span><text:span text:style-name="T130">Action </text:span><text:bookmark-end text:name="__DdeLink__4709_3335263842"/><text:span text:style-name="T145">qui ouvre une boite </text:span><text:span text:style-name="T154">de dialogue. Cette boite prend </text:span></text:p>
      <text:p text:style-name="P48"><text:span text:style-name="T154"><text:s text:c="2"/>de la classe </text:span><text:span text:style-name="T103">lejeuLoto,</text:span><text:span text:style-name="T159">le nombre de ligne, de colonne , de numéro d’un carte et</text:span><text:span text:style-name="T154"> les joueurs crées <text:s/>pour les lesquels elle affiche dans une option <text:s/>déroulante(</text:span><text:span text:style-name="T103">JComboBox</text:span><text:span text:style-name="T154">) les <text:s/>pseudo</text:span><text:span text:style-name="T155">s</text:span><text:span text:style-name="T154"> . Ensuite on choisi un joueur dans la « combo » <text:s/>pour lequel on achete une carte avec le bouton </text:span><text:span text:style-name="T163">Acheter </text:span><text:span text:style-name="T154">si la carte </text:span><text:span text:style-name="T155">lui</text:span><text:span text:style-name="T154"> convient ou changé la carte <text:s/>avec le bouton </text:span><text:span text:style-name="T163">Autre choix </text:span><text:span text:style-name="T154">. Si le joueur </text:span><text:span text:style-name="T160">a</text:span><text:span text:style-name="T154"> le solde suffisant l’achat est effectué dans une limite de </text:span></text:p>
      <text:p text:style-name="P67"/>
      <text:p text:style-name="P48"><text:soft-page-break/><text:span text:style-name="T154"><text:s/>2 cartes sinon un message l’indique qu’il ne peut faire l’achat </text:span><text:span text:style-name="T155">soit pour limite atteinte soit pour solde insuffisant</text:span><text:span text:style-name="T154">. <text:s/>A chaque fois qu’on ach</text:span><text:span text:style-name="T160">è</text:span><text:span text:style-name="T154">t</text:span><text:span text:style-name="T160">e</text:span><text:span text:style-name="T154"> une carte , la carte </text:span><text:span text:style-name="T155">est</text:span><text:span text:style-name="T154"> ajouté</text:span><text:span text:style-name="T160">e</text:span><text:span text:style-name="T154"> à la liste des cartes du joueur </text:span><text:span text:style-name="T156">sélectionné </text:span><text:span text:style-name="T154">et son solde diminué du prix de la carte . </text:span><text:span text:style-name="T158">S’il arrivait qu’on ne dispose pas d’au moins <text:s/>deux joueur ,une boite d’information (JoptionPane ) permet d’afficher le message d’erreur </text:span></text:p>
      <text:p text:style-name="P49"><text:span text:style-name="T154"><text:s text:c="2"/></text:span><text:span text:style-name="T126">"veillez choisir deux joueur au moin</text:span><text:span text:style-name="T127">s</text:span><text:span text:style-name="T126"> avant</text:span><text:bookmark-start text:name="__DdeLink__4707_3335263842"/><text:span text:style-name="T126">"</text:span><text:bookmark-end text:name="__DdeLink__4707_3335263842"/><text:span text:style-name="T126"> .</text:span><text:span text:style-name="T44"> </text:span><text:span text:style-name="T45">Un bouton </text:span><text:span text:style-name="T60">quitter </text:span><text:span text:style-name="T45">permet de fermer la boite d’achat <text:s/>de carte.</text:span></text:p>
      <text:p text:style-name="P70"/>
      <text:p text:style-name="P50"><text:span text:style-name="T45">- </text:span><text:span text:style-name="T46">il faut <text:s/>aussi définir une option du jeu <text:s/>en appuyant sur la </text:span><text:span text:style-name="T43">sous-option </text:span><text:span text:style-name="T51">Option</text:span><text:span text:style-name="T42">s </text:span><text:span text:style-name="T51">jeu</text:span><text:span text:style-name="T42"> <text:s/></text:span><text:span text:style-name="T43">de l’option </text:span><text:span text:style-name="T42">Action </text:span><text:span text:style-name="T46">qui ouvre une boite permettant de choisir l’option entre <text:s/></text:span><text:span text:style-name="T51">Quine , Double Quine et Carton Plein</text:span><text:span text:style-name="T46"> à travers des boutons radio , de choisir le nombre de colonne dans une liste déroulante et et saisir le nombre de numéro d’une carte , des valeurs par défaut étant proposé pour ces options. </text:span><text:span text:style-name="T50">A</text:span><text:span text:style-name="T46"> la fermeture de la boite avec le bouton </text:span><text:span text:style-name="T51">valider, </text:span><text:span text:style-name="T46">ces trois informations sont transmise à la classe </text:span><text:span text:style-name="T61">leJeuLoto</text:span><text:span text:style-name="T46"> </text:span><text:span text:style-name="T47"><text:s/>à travers des accesseurs de la boite de dialogue(</text:span><text:span text:style-name="T62">OptionDlg</text:span><text:span text:style-name="T47">). </text:span><text:span text:style-name="T48">L’option du jeu est affich</text:span><text:span text:style-name="T50">ée</text:span><text:span text:style-name="T48"> sur l’interface, et est utilisé</text:span><text:span text:style-name="T50">e</text:span><text:span text:style-name="T48"> pour définir les condition</text:span><text:span text:style-name="T50">s</text:span><text:span text:style-name="T48"> d’une partie gagné . Le nombre de colonne et de numéro sont utilisé pour créer </text:span><text:span text:style-name="T49">et afficher </text:span><text:span text:style-name="T48">les cartes de loto.</text:span></text:p>
      <text:p text:style-name="P71"/>
      <text:p text:style-name="P26"><text:span text:style-name="T54">- </text:span><text:span text:style-name="T55">Nous pouvons aussi créer des lots sachant que d</text:span><text:span text:style-name="T58">e</text:span><text:span text:style-name="T55">s lots sont initialisé</text:span><text:span text:style-name="T58">s </text:span><text:span text:style-name="T55">par défaut .Pour cela ,la sous-option </text:span><text:span text:style-name="T59">Lot </text:span><text:span text:style-name="T55">de l’option </text:span><text:span text:style-name="T59">Ajout </text:span><text:span text:style-name="T55">ouvre une boite de dialogue , qui permet de saisir une description du lot , de choisir une catégorie avec un bouton radio et un niveau entre 1,2et 3.</text:span></text:p>
      <text:p text:style-name="P27"><text:span text:style-name="T55"><text:s/></text:span><text:span text:style-name="T56"><text:tab/></text:span><text:span text:style-name="T55"> * Si la catégorie est </text:span><text:span text:style-name="T59">Bon cadeau </text:span><text:span text:style-name="T55">, une option déroulante(combo box) est affichée avec des <text:tab/> <text:s text:c="3"/>somme</text:span><text:span text:style-name="T58">s</text:span><text:span text:style-name="T55"> et le joueur peut choisir entre les somme proposé </text:span></text:p>
      <text:p text:style-name="P28"><text:span text:style-name="T55"><text:tab/> * Si la catégorie sélectionnée est </text:span><text:span text:style-name="T59">Objet,</text:span><text:span text:style-name="T55"> un bouton </text:span><text:span text:style-name="T59">parcourir </text:span><text:span text:style-name="T55">et un panneau avec une image <text:tab/> <text:s/>par défaut sont affichées, le clic sur le bouton </text:span><text:span text:style-name="T59">parcourir</text:span><text:span text:style-name="T55"> <text:s text:c="2"/>ouvre une boite de type <text:tab/></text:span><text:span text:style-name="T63">jFileChooser</text:span><text:span text:style-name="T55"> qui permet de sélectionner une image sur le disque </text:span><text:span text:style-name="T58">qui sera </text:span><text:span text:style-name="T55">affiché</text:span><text:span text:style-name="T58">e</text:span><text:span text:style-name="T55"> sur le panneau <text:s/>dédié dans la boite </text:span><text:span text:style-name="T63">AjoutLotDlg.</text:span></text:p>
      <text:p text:style-name="P51"><text:span text:style-name="T65">A </text:span><text:span text:style-name="T64">la fermeture de la boite de dialogue , le lot crée est rajouté à la liste des lots <text:s/>définit pour la parti</text:span><text:span text:style-name="T79">e.</text:span></text:p>
      <text:p text:style-name="P51"><text:span text:style-name="T64">On peut donc visualisé ces lot</text:span><text:span text:style-name="T79">s</text:span><text:span text:style-name="T64"> à </text:span><text:span text:style-name="T79">grâce à </text:span><text:span text:style-name="T64">la sous option </text:span><text:span text:style-name="T81">Afficher Lots </text:span><text:span text:style-name="T64">de l’option </text:span><text:span text:style-name="T81">Action </text:span><text:span text:style-name="T64">, ouvrant une boite de dialogue qui </text:span><text:span text:style-name="T67">récupère les Lots contenu dans la classe principale, </text:span><text:span text:style-name="T64">affiche </text:span><text:span text:style-name="T67">les images ou description correspondant à ces lots .</text:span></text:p>
      <text:p text:style-name="P72"/>
      <text:p text:style-name="P52"><text:span text:style-name="T64">Une partie peut donc démarrée, si chaque joueur dispose de carte sinon un message d’erreur est affiché , </text:span><text:span text:style-name="T66">invitant à </text:span><text:span text:style-name="T79">acheter</text:span><text:span text:style-name="T66"> au moins une carte par joueur .</text:span></text:p>
      <text:p text:style-name="P73"/>
      <text:p text:style-name="P80">b.</text:p>
      <text:p text:style-name="P80"/>
      <text:p text:style-name="P54"><text:span text:style-name="T66"><text:s/></text:span><text:span text:style-name="T64">Lorsqu’une partie de jeu commence on peut :</text:span></text:p>
      <text:p text:style-name="P53"><text:span text:style-name="T64"><text:s text:c="2"/>-faire un tirage de boule avec le bouton </text:span><text:span text:style-name="T81">Tirage </text:span><text:span text:style-name="T64">qui choisi au hasard </text:span><text:span text:style-name="T68">un chiffre entre 1 et 90 </text:span><text:span text:style-name="T79">puis </text:span><text:span text:style-name="T64"><text:s/>affiche dans la zone dédié le numéro tiré ;</text:span></text:p>
      <text:p text:style-name="P74">- afficher les informations d’un joueur en cliquant sur le bouton portant sont nom, ce qui ouvre une boite de dialogue qui reçois les informations du joueur , affiche ces informations.</text:p>
      <text:p text:style-name="P53"><text:span text:style-name="T64">- on peu arrêter le jeu en appuyant sur le bouton </text:span><text:span text:style-name="T81">Arreter <text:s/></text:span><text:span text:style-name="T68"><text:s/>qui arrête intentionnellement le jeu en rendant inactif le bouton de tirage.</text:span></text:p>
      <text:p text:style-name="P75"/>
      <text:p text:style-name="P56"><text:span text:style-name="T81">c.</text:span><text:span text:style-name="T64"> </text:span><text:span text:style-name="T71"><text:s/></text:span></text:p>
      <text:p text:style-name="P76"/>
      <text:p text:style-name="P55"><text:span text:style-name="T68">Pour poursuivre <text:s/>le jeu après avoir gagner une partie </text:span><text:span text:style-name="T69">ou </text:span><text:span text:style-name="T70">après l’avoir </text:span><text:span text:style-name="T69"><text:s/>arrêt</text:span><text:span text:style-name="T70">é</text:span><text:span text:style-name="T69"> intentionnellement</text:span><text:span text:style-name="T68"> , il faut appuyer sur la sous-option </text:span><text:span text:style-name="T83">Continu</text:span><text:span text:style-name="T82">er </text:span><text:span text:style-name="T68">de l’option </text:span><text:span text:style-name="T82">Action </text:span><text:span text:style-name="T68"><text:s/></text:span></text:p>
      <text:p text:style-name="P55"><text:span text:style-name="T71">l’option du jeu </text:span><text:span text:style-name="T78">est</text:span><text:span text:style-name="T71"> incrémenté s’il </text:span><text:span text:style-name="T74">é</text:span><text:span text:style-name="T71">tait 1 ou 2 , un message est afficher s’il </text:span><text:span text:style-name="T72">é</text:span><text:span text:style-name="T71">tait 3 </text:span><text:span text:style-name="T80">(</text:span><text:span text:style-name="T79"> est le max)</text:span><text:span text:style-name="T71">.</text:span></text:p>
      <text:p text:style-name="P77"/>
      <text:p text:style-name="P77"/>
      <text:p text:style-name="P77"/>
      <text:p text:style-name="P81"/>
      <text:p text:style-name="P81"/>
      <text:p text:style-name="P81"><text:soft-page-break/></text:p>
      <text:p text:style-name="P81">d.</text:p>
      <text:p text:style-name="P81"><text:s text:c="4"/></text:p>
      <text:p text:style-name="P78">Pour qu’une partie s’arrête :</text:p>
      <text:p text:style-name="P78"/>
      <text:p text:style-name="P58"><text:span text:style-name="T64">* </text:span><text:span text:style-name="T76">Soit </text:span><text:span text:style-name="T64">un <text:s/>joueur </text:span><text:span text:style-name="T76">a</text:span><text:span text:style-name="T64"> gagné <text:s/>après tirage, en remplissant une ligne entière (Une Quine), deux ligne</text:span></text:p>
      <text:p text:style-name="P69"><text:span text:style-name="T64"><text:s text:c="3"/>entière(Double Quine) ou trois ligne entière (Carton Plein) en fonction de l’option <text:s/>choisi. </text:span><text:span text:style-name="T80">A</text:span><text:span text:style-name="T75">insi , </text:span></text:p>
      <text:p text:style-name="P69"><text:span text:style-name="T75"><text:s text:c="3"/>le lot mis en jeux est effacer de la liste des lot, une message indiquant le joueur gagnants est </text:span></text:p>
      <text:p text:style-name="P69"><text:span text:style-name="T75"><text:s text:c="3"/>affiche dans l’historique des tirage , la description ou le photo du lot est affiché dans le panneau </text:span></text:p>
      <text:p text:style-name="P69"><text:span text:style-name="T75"><text:s text:c="3"/>dédié , et le bouton de tirage est rendu inactif ,</text:span></text:p>
      <text:p text:style-name="P79"><text:s/></text:p>
      <text:p text:style-name="P29"><text:span text:style-name="T53">* </text:span><text:span text:style-name="T57">Soit un clic sur </text:span><text:span text:style-name="T53">le bouton </text:span><text:span text:style-name="T52">Arreter, <text:s/></text:span><text:span text:style-name="T53">dans ce cas , le message est affiché dans l’historique des</text:span></text:p>
      <text:p text:style-name="P79"><text:s text:c="3"/>tirages le bouton de tirage est désactivé .</text:p>
      <text:p text:style-name="P79"/>
      <text:p text:style-name="P57"><text:span text:style-name="T76">* Soit </text:span><text:span text:style-name="T68"><text:s/>appuyer sur la sous-option </text:span><text:span text:style-name="T85">Recommenc</text:span><text:span text:style-name="T84">er </text:span><text:span text:style-name="T68">de l’option </text:span><text:span text:style-name="T84">Action </text:span><text:span text:style-name="T68"><text:s/>ce qui vide les cartes des</text:span></text:p>
      <text:p text:style-name="P57"><text:span text:style-name="T68"><text:s text:c="3"/>joueur</text:span><text:span text:style-name="T71">s</text:span><text:span text:style-name="T68">, <text:s/>efface l’historique des tirage</text:span><text:span text:style-name="T71">s</text:span><text:span text:style-name="T68">, <text:s/>désactive le <text:s/>bouton de tirage , <text:s/>la liste des lots </text:span><text:span text:style-name="T73">est <text:s/></text:span></text:p>
      <text:p text:style-name="P57"><text:span text:style-name="T73"><text:s text:c="3"/></text:span><text:span text:style-name="T76">r</text:span><text:span text:style-name="T77">é</text:span><text:span text:style-name="T68">initialis</text:span><text:span text:style-name="T73">ée</text:span><text:span text:style-name="T68"> par défa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8:16:49.693080350</meta:creation-date>
    <dc:date>2023-04-27T10:17:41.656177337</dc:date>
    <meta:editing-duration>P1DT4H13M23S</meta:editing-duration>
    <meta:editing-cycles>112</meta:editing-cycles>
    <meta:generator>LibreOffice/7.3.7.2$Linux_X86_64 LibreOffice_project/30$Build-2</meta:generator>
    <meta:document-statistic meta:table-count="0" meta:image-count="0" meta:object-count="0" meta:page-count="5" meta:paragraph-count="168" meta:word-count="1498" meta:character-count="9911" meta:non-whitespace-character-count="6973"/>
  </office:meta>
</office:document-meta>
</file>